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office:value-type="string">
            <text:p>Feet</text:p>
          </table:table-cell>
          <table:table-cell office:value-type="string">
            <text:p>hPa</text:p>
          </table:table-cell>
          <table:table-cell office:value-type="string">
            <text:p>m</text:p>
          </table:table-cell>
          <table:table-cell office:value-type="string">
            <text:p>deltaPa</text:p>
          </table:table-cell>
          <table:table-cell office:value-type="string">
            <text:p>m per Pa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08">
            <text:p>908</text:p>
          </table:table-cell>
          <table:table-cell office:value-type="float" office:value="914">
            <text:p>914</text:p>
          </table:table-cell>
          <table:table-cell table:formula="of:=100 * ([.B$8]-[.B5])" office:value-type="float" office:value="10500">
            <text:p>10500</text:p>
          </table:table-cell>
          <table:table-cell table:formula="of:=[.C5]/[.D5]" office:value-type="float" office:value="0.0870476190476191">
            <text:p>0.087047619</text:p>
          </table:table-cell>
          <table:table-cell table:formula="of:=[.E5]*512" office:value-type="float" office:value="44.568380952381">
            <text:p>44.568380952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42">
            <text:p>942</text:p>
          </table:table-cell>
          <table:table-cell office:value-type="float" office:value="610">
            <text:p>610</text:p>
          </table:table-cell>
          <table:table-cell table:formula="of:=100 * ([.B$8]-[.B6])" office:value-type="float" office:value="7100">
            <text:p>7100</text:p>
          </table:table-cell>
          <table:table-cell table:formula="of:=[.C6]/[.D6]" office:value-type="float" office:value="0.0859154929577465">
            <text:p>0.085915493</text:p>
          </table:table-cell>
          <table:table-cell table:formula="of:=[.E6]*512" office:value-type="float" office:value="43.9887323943662">
            <text:p>43.988732394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77">
            <text:p>977</text:p>
          </table:table-cell>
          <table:table-cell office:value-type="float" office:value="305">
            <text:p>305</text:p>
          </table:table-cell>
          <table:table-cell table:formula="of:=100 * ([.B$8]-[.B7])" office:value-type="float" office:value="3600">
            <text:p>3600</text:p>
          </table:table-cell>
          <table:table-cell table:formula="of:=[.C7]/[.D7]" office:value-type="float" office:value="0.0847222222222222">
            <text:p>0.0847222222</text:p>
          </table:table-cell>
          <table:table-cell table:formula="of:=[.E7]*512" office:value-type="float" office:value="43.3777777777778">
            <text:p>43.377777777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office:value-type="float" office:value="0">
            <text:p>0</text:p>
          </table:table-cell>
          <table:table-cell table:formula="of:=100 * ([.B$8]-[.B8])" office:value-type="float" office:value="0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Nominal conversion * 44/512</text:p>
          </table:table-cell>
          <table:table-cell table:formula="of:=44/512" office:value-type="float" office:value="0.0859375">
            <text:p>0.085937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/11/2015</text:date>, <text:time>22:1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ce Porteous</meta:initial-creator>
    <meta:creation-date>2015-11-03T20:15:29.26</meta:creation-date>
    <dc:date>2015-11-03T22:19:33.57</dc:date>
    <dc:creator>Bruce Porteous</dc:creator>
    <meta:editing-duration>PT1H33M33S</meta:editing-duration>
    <meta:editing-cycles>1</meta:editing-cycles>
    <meta:document-statistic meta:table-count="3" meta:cell-count="29" meta:object-count="0"/>
    <meta:generator>OpenOffice.org/3.3$Win32 OpenOffice.org_project/330m20$Build-9567</meta:generator>
  </office:meta>
</office:document-meta>
</file>